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svg+xml" manifest:full-path="Pictures/2.sv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family="text" style:name="T1" style:display-name="T1">
      <style:text-properties fo:color="#000000" style:font-name="Arial" fo:font-size="12pt" fo:language="fr" fo:country="FR" fo:font-weight="normal"/>
    </style:style>
    <style:style style:family="text" style:name="T2" style:display-name="T2">
      <style:text-properties style:font-name="Arial" fo:font-size="12pt" fo:language="fr" fo:country="FR" fo:font-weight="normal"/>
    </style:style>
    <style:style style:family="text" style:name="T3" style:display-name="T3">
      <style:text-properties fo:font-weight="bold"/>
    </style:style>
    <style:style style:family="paragraph" style:name="P10" style:display-name="P10" style:parent-style-name="Normal">
      <style:text-properties style:font-name="Arial" fo:font-size="11pt"/>
    </style:style>
    <style:style style:family="paragraph" style:name="P11" style:display-name="P11" style:parent-style-name="Normal">
      <style:paragraph-properties fo:text-align="center" fo:break-before="page"/>
      <style:text-properties style:font-name="Arial" fo:font-size="11pt" fo:font-weight="bold"/>
    </style:style>
    <style:style style:family="paragraph" style:name="P12" style:display-name="P12" style:parent-style-name="Normal">
      <style:paragraph-properties fo:text-align="center"/>
      <style:text-properties style:font-name="Arial" fo:font-size="11pt" fo:font-weight="bold"/>
    </style:style>
    <style:style style:family="paragraph" style:name="P13" style:display-name="P13" style:parent-style-name="Normal">
      <style:paragraph-properties fo:text-align="center"/>
      <style:text-properties style:font-name="Arial" fo:font-size="11pt"/>
    </style:style>
    <style:style style:family="paragraph" style:name="P1" style:display-name="P1">
      <style:paragraph-properties fo:break-before="page"/>
    </style:style>
    <style:style style:family="paragraph" style:name="P2" style:display-name="P2" style:parent-style-name="Normal">
      <style:text-properties style:font-name="Arial"/>
    </style:style>
    <style:style style:family="paragraph" style:name="P3" style:display-name="P3" style:parent-style-name="Normal">
      <style:paragraph-properties fo:break-before="page"/>
      <style:text-properties style:font-name="Arial" fo:font-size="12pt"/>
    </style:style>
    <style:style style:family="paragraph" style:name="P4" style:display-name="P4" style:parent-style-name="Normal">
      <style:text-properties style:font-name="Arial" fo:font-size="12pt"/>
    </style:style>
    <style:style style:family="paragraph" style:name="P5" style:display-name="P5" style:parent-style-name="Normal">
      <style:paragraph-properties fo:text-align="left" style:writing-mode="lr"/>
      <style:text-properties style:font-name="Arial" fo:font-size="12pt"/>
    </style:style>
    <style:style style:family="paragraph" style:name="P6" style:display-name="P6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7" style:display-name="P7" style:parent-style-name="Normal">
      <style:text-properties fo:color="#000000" style:font-name="Arial" fo:font-size="12pt" fo:language="fr" fo:country="FR" fo:font-weight="normal"/>
    </style:style>
    <style:style style:family="paragraph" style:name="P8" style:display-name="P8" style:parent-style-name="Normal">
      <style:text-properties fo:color="#000000" style:font-name="Arial" fo:font-size="12pt"/>
    </style:style>
    <style:style style:family="paragraph" style:name="P9" style:display-name="P9" style:parent-style-name="Preformatted-Text">
      <style:text-properties style:font-name="Arial" fo:font-size="14pt"/>
    </style:style>
    <style:style style:family="paragraph" style:name="P16" style:display-name="P16" style:parent-style-name="Normal">
      <style:paragraph-properties fo:text-align="left"/>
      <style:text-properties style:font-name="Arial" fo:font-size="10pt"/>
    </style:style>
    <style:style style:family="paragraph" style:name="P14" style:display-name="P14" style:parent-style-name="Normal">
      <style:paragraph-properties fo:text-align="center"/>
      <style:text-properties style:font-name="Arial" fo:font-size="10pt" fo:font-weight="bold"/>
    </style:style>
    <style:style style:family="paragraph" style:name="P15" style:display-name="P15" style:parent-style-name="Normal">
      <style:text-properties style:font-name="Arial" fo:font-size="10pt"/>
    </style:style>
    <style:style style:family="section" style:name="Sect1" style:display-name="Sect1"/>
    <style:style style:family="table" style:name="Table1" style:display-name="Table1">
      <style:table-properties style:width="16.610000cm" table:align="left"/>
    </style:style>
    <style:style style:family="table" style:name="Table2" style:display-name="Table2">
      <style:table-properties table:align="left"/>
    </style:style>
    <style:style style:family="table-column" style:name="Table1-col1" style:display-name="Table1.col1">
      <style:table-column-properties style:column-width="7.24cm"/>
    </style:style>
    <style:style style:family="table-column" style:name="Table1-col2" style:display-name="Table1.col2">
      <style:table-column-properties style:column-width="3.00cm"/>
    </style:style>
    <style:style style:family="table-column" style:name="Table1-col3" style:display-name="Table1.col3">
      <style:table-column-properties style:column-width="6.37cm"/>
    </style:style>
    <style:style style:family="table-cell" style:name="Table2-col2-row1" style:display-name="Table2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2" style:display-name="Table2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1" style:display-name="Table2_col3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2" style:display-name="Table2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1" style:display-name="Table3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1" style:display-name="Table2_col4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2" style:display-name="Table2_col4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1" style:display-name="Table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3-row2" style:display-name="Table3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1" style:display-name="Table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3-row1" style:display-name="Table3_col3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1" style:display-name="Table1_col3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1" style:display-name="Table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1" style:display-name="Table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2" style:display-name="Table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graphic" style:name="graphic1" style:display-name="graphic1" style:parent-style-name="Graphics">
      <style:graphic-properties style:wrap="parallel"/>
    </style:style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<text:p><draw:frame text:anchor-type="paragraph" draw:z-index="0" draw:style-name="graphic1" svg:width="6.461cm" svg:height="3.103cm"><draw:image xlink:href="Pictures/2" xlink:type="simple" xlink:show="embed" xlink:actuate="onLoad"/></draw:frame></text:p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able:table table:name="Table1" table:style-name="Table1">
          <table:table-column table:style-name="Table1.col1"/>
          <table:table-column table:style-name="Table1.col2"/>
          <table:table-column table:style-name="Table1.col3"/>
          <table:table-row>
            <table:table-cell table:style-name="Table1_col1_row1">
              <text:p text:style-name="P3">Association Francophone Python</text:p>
              <text:p text:style-name="P4">Chez Arthur Vuillard</text:p>
              <text:p text:style-name="P5"><text:span text:style-name="T1">16 rue d'Algérie</text:span></text:p>
              <text:p text:style-name="P6"><text:span text:style-name="T2">69001 LYON</text:span></text:p>
              <text:p text:style-name="P7">FRANCE</text:p>
              <text:p text:style-name="P4"/>
              <text:p text:style-name="P8">504 398 355 00017</text:p>
            </table:table-cell>
            <table:table-cell table:style-name="Table1_col2_row1">
              <text:p text:style-name="P4"/>
            </table:table-cell>
            <table:table-cell table:style-name="Table1_col3_row1">
              <text:p text:style-name="P9">Pierre Charlet</text:p>
              <text:p text:style-name="P9">22 rue père Chevrier</text:p>
              <text:p text:style-name="P9">69007 Lyon</text:p>
            </table:table-cell>
          </table:table-row>
        </table:table>
        <text:p text:style-name="P2"/>
        <text:p text:style-name="P2"/>
        <text:p text:style-name="P2"/>
        <text:p text:style-name="P2"><text:span text:style-name="T3">Date</text:span>: 23 septembre 2017</text:p>
        <text:p text:style-name="P2"><text:span text:style-name="T3">Facture</text:span> N° : 1166</text:p>
        <text:p text:style-name="P10"/>
        <text:p text:style-name="P10"/>
        <text:p text:style-name="P10"/>
        <text:p text:style-name="P10"/>
        <table:table table:name="Table2" table:style-name="Table2">
          <table:table-column/>
          <table:table-column/>
          <table:table-column/>
          <table:table-column/>
          <table:table-row>
            <table:table-cell table:style-name="Table2_col1_row1">
              <text:p text:style-name="P11">Désignation</text:p>
            </table:table-cell>
            <table:table-cell table:style-name="Table2_col2_row1">
              <text:p text:style-name="P12">Qté</text:p>
            </table:table-cell>
            <table:table-cell table:style-name="Table2_col3_row1">
              <text:p text:style-name="P12">P.U</text:p>
            </table:table-cell>
            <table:table-cell table:style-name="Table2_col4_row1">
              <text:p text:style-name="P12">TOTAL </text:p>
            </table:table-cell>
          </table:table-row>
          <table:table-row>
            <table:table-cell table:style-name="Table2_col1_row2">
              <text:p text:style-name="P4"/>
              <text:p text:style-name="P4">T-Shirt</text:p>
              <text:p text:style-name="P10"/>
            </table:table-cell>
            <table:table-cell table:style-name="Table2_col2_row2">
              <text:p text:style-name="P10"/>
              <text:p text:style-name="P13">5</text:p>
            </table:table-cell>
            <table:table-cell table:style-name="Table2_col3_row2">
              <text:p text:style-name="P13"/>
              <text:p text:style-name="P13">10 €</text:p>
            </table:table-cell>
            <table:table-cell table:style-name="Table2_col4_row2">
              <text:p text:style-name="P10"/>
              <text:p text:style-name="P13">50 €</text:p>
            </table:table-cell>
          </table:table-row>
        </table:table>
        <table:table table:name="Table3">
          <table:table-column/>
          <table:table-column/>
          <table:table-column/>
          <table:table-row>
            <table:table-cell table:style-name="Table3_col1_row1" table:number-rows-spanned="2">
              <text:p text:style-name="P14"/>
            </table:table-cell>
            <table:table-cell table:style-name="Table3_col2_row1" table:number-rows-spanned="2">
              <text:p text:style-name="P14"/>
            </table:table-cell>
            <table:table-cell table:style-name="Table3_col3_row1">
              <text:p text:style-name="P14">Montant T.T.C à payer</text:p>
            </table:table-cell>
          </table:table-row>
          <table:table-row>
            <table:covered-table-cell/>
            <table:covered-table-cell/>
            <table:table-cell table:style-name="Table3_col3_row2">
              <text:p text:style-name="P13">50,00 €</text:p>
            </table:table-cell>
          </table:table-row>
        </table:table>
        <text:p text:style-name="P10"/>
        <text:p text:style-name="P10"/>
        <text:p text:style-name="P4">Taxe sur la valeur ajoutée non applicable, article 293 B du CGI</text:p>
        <text:p text:style-name="P4"/>
        <text:p text:style-name="P4">En votre aimable règlement, au comptant par chèque bancaire ou virement.</text:p>
        <text:p text:style-name="P4"/>
        <text:p text:style-name="P4"/>
        <text:p text:style-name="P15">Société Générale Lyon République</text:p>
        <text:p text:style-name="P15">6 rue de la République</text:p>
        <text:p text:style-name="P15">69206 LYON</text:p>
        <text:p text:style-name="P16"/>
        <text:p text:style-name="P16">IBAN : FR76 3000 3031 2000 0507 6517 116</text:p>
        <text:p text:style-name="P16">BIC/SWIFT : SOGEFRPPLPC</text:p>
        <text:p text:style-name="P16"/>
        <text:p text:style-name="P16">Paypal : <text:a xlink:href="mailto:tresorier@afpy.org">tresorier@afpy.org</text:a></text:p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DejaVu Sans Mono" svg:font-family="DejaVu Sans Mono"/>
  </office:font-face-decls>
  <office:styles>
    <style:default-style style:family="paragraph">
      <style:paragraph-properties style:tab-stop-distance="1.251cm"/>
    </style:default-style>
    <style:style style:family="text" style:name="Internet-link-text" style:display-name="Internet link_text"/>
    <style:style style:family="text" style:name="Internet-link-text-text-text" style:display-name="Internet link_text_text_text" style:next-style-name="Internet-link-text-text-text">
      <style:text-properties fo:color="#000080" style:text-underline-type="single"/>
    </style:style>
    <style:style style:family="text" style:name="Strong-Emphasis-text-text-text" style:display-name="Strong Emphasis_text_text_text" style:next-style-name="Strong-Emphasis-text-text-text">
      <style:text-properties fo:font-weight="bold"/>
    </style:style>
    <style:style style:family="text" style:name="Strong-Emphasis-text" style:display-name="Strong Emphasis_text">
      <style:text-properties fo:font-weight="bold"/>
    </style:style>
    <style:style style:family="paragraph" style:name="Quotations" style:display-name="Quotations" style:parent-style-name="Normal" style:next-style-name="Quotations">
      <style:paragraph-properties fo:text-indent="0cm" fo:margin-left="1cm" fo:margin-right="1cm" fo:margin-top="0cm" fo:margin-bottom="0.499cm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Normal" style:display-name="Normal"/>
    <style:style style:family="paragraph" style:name="List-Heading" style:display-name="List Heading" style:parent-style-name="Normal" style:next-style-name="List-Contents">
      <style:paragraph-properties fo:text-indent="0cm" fo:margin-left="0cm" fo:margin-right="0cm"/>
    </style:style>
    <style:style style:family="paragraph" style:name="Subtitle" style:display-name="Subtitle" style:parent-style-name="Heading" style:next-style-name="Text-body">
      <style:paragraph-properties fo:text-align="center" fo:margin-top="0.106cm" fo:margin-bottom="0.212cm"/>
      <style:text-properties fo:font-size="18pt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Heading-1" style:display-name="Heading 1" style:parent-style-name="Heading" style:next-style-name="Text-body">
      <style:paragraph-properties fo:margin-top="0.423cm" fo:margin-bottom="0.212cm"/>
      <style:text-properties fo:font-size="18pt" fo:font-weight="bold"/>
    </style:style>
    <style:style style:family="paragraph" style:name="Heading-2" style:display-name="Heading 2" style:parent-style-name="Heading" style:next-style-name="Text-body">
      <style:paragraph-properties fo:margin-top="0.353cm" fo:margin-bottom="0.212cm"/>
      <style:text-properties fo:font-size="16pt" fo:font-weight="bold"/>
    </style:style>
    <style:style style:family="paragraph" style:name="Heading-3" style:display-name="Heading 3" style:parent-style-name="Heading" style:next-style-name="Text-body">
      <style:paragraph-properties fo:margin-top="0.247cm" fo:margin-bottom="0.212cm"/>
      <style:text-properties fo:font-size="14pt" fo:font-weight="bold"/>
    </style:style>
    <style:style style:family="paragraph" style:name="Title" style:display-name="Title" style:parent-style-name="Heading" style:next-style-name="Text-body">
      <style:paragraph-properties fo:text-align="center"/>
      <style:text-properties fo:font-size="28pt" fo:font-weight="bold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Arial" fo:font-size="14pt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List-Contents" style:display-name="List Contents" style:parent-style-name="Normal" style:next-style-name="List-Contents">
      <style:paragraph-properties fo:text-indent="0cm" fo:margin-left="1cm" fo:margin-right="0cm"/>
    </style:style>
    <style:style style:family="paragraph" style:name="Preformatted-Text" style:display-name="Preformatted Text" style:parent-style-name="Normal" style:next-style-name="Preformatted-Text">
      <style:paragraph-properties fo:margin-top="0cm" fo:margin-bottom="0cm"/>
      <style:text-properties style:font-name="DejaVu Sans Mono" fo:font-size="10pt"/>
    </style:style>
  </office:styles>
  <office:automatic-styles>
    <style:page-layout style:name="Standard">
      <style:page-layout-properties fo:page-width="8.267717in" fo:page-height="11.692913in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2 (unix, gtk)</meta:generator>
    <meta:initial-creator>Jean-Philippe Camguilhem</meta:initial-creator>
    <meta:creation-date>Fri Dec  1 13:45:38 2017
</meta:creation-date>
    <dc:date>Fri Dec  1 14:03:37 2017
</dc:date>
    <dc:language>fr-FR</dc:language>
  </office:meta>
</office:document-meta>
</file>